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55e8b" officeooo:paragraph-rsid="00055e8b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style:text-underline-style="solid" style:text-underline-width="auto" style:text-underline-color="font-color" fo:font-weight="bold" officeooo:rsid="00055e8b" officeooo:paragraph-rsid="00055e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3pt" officeooo:rsid="00055e8b" officeooo:paragraph-rsid="00055e8b" style:font-size-asian="11.3500003814697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3pt" officeooo:rsid="00055e8b" officeooo:paragraph-rsid="00055e8b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3pt" officeooo:rsid="00055e8b" officeooo:paragraph-rsid="0005d9f5" style:font-size-asian="11.3500003814697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3pt" officeooo:rsid="0006649e" officeooo:paragraph-rsid="0006649e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3pt" officeooo:rsid="0006649e" officeooo:paragraph-rsid="0007c599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3pt" officeooo:rsid="00099e4f" officeooo:paragraph-rsid="00099e4f" style:font-size-asian="11.3500003814697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3pt" officeooo:rsid="00099e4f" officeooo:paragraph-rsid="00099e4f" style:font-size-asian="11.3500003814697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3pt" officeooo:rsid="00099e4f" officeooo:paragraph-rsid="000bd3d3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3pt" officeooo:rsid="000fa95b" officeooo:paragraph-rsid="000fa95b" style:font-size-asian="11.3500003814697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Droid Sans Mono" fo:font-size="13pt" officeooo:rsid="00099e4f" officeooo:paragraph-rsid="00099e4f" style:font-size-asian="11.3500003814697pt" style:font-size-complex="13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55e8b" officeooo:paragraph-rsid="00055e8b" style:font-size-asian="15pt" style:font-size-complex="15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55e8b" officeooo:paragraph-rsid="00055e8b" style:font-size-asian="15pt" style:font-size-complex="15pt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99e4f" officeooo:paragraph-rsid="00099e4f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3pt" fo:font-weight="normal" officeooo:rsid="0005d9f5" officeooo:paragraph-rsid="0005d9f5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3pt" officeooo:rsid="000a5b06" officeooo:paragraph-rsid="000bd3d3" style:font-size-asian="11.3500003814697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3pt" officeooo:rsid="000bd3d3" officeooo:paragraph-rsid="000bd3d3" style:font-size-asian="11.3500003814697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Droid Sans Mono" fo:font-size="13pt" officeooo:rsid="00055e8b" officeooo:paragraph-rsid="00055e8b" style:font-size-asian="11.3500003814697pt" style:font-size-complex="13pt"/>
    </style:style>
    <style:style style:name="T1" style:family="text">
      <style:text-properties style:font-name="Droid Sans Mono"/>
    </style:style>
    <style:style style:name="T2" style:family="text">
      <style:text-properties style:font-name="Droid Sans Mono" officeooo:rsid="00099e4f"/>
    </style:style>
    <style:style style:name="T3" style:family="text">
      <style:text-properties style:font-name="Droid Sans Mono" fo:font-weight="normal" officeooo:rsid="000a1401" style:font-weight-asian="normal" style:font-weight-complex="normal"/>
    </style:style>
    <style:style style:name="T4" style:family="text">
      <style:text-properties style:font-name="Droid Sans Mono" fo:font-weight="normal" officeooo:rsid="0005d9f5" style:font-weight-asian="normal" style:font-weight-complex="normal"/>
    </style:style>
    <style:style style:name="T5" style:family="text">
      <style:text-properties style:font-name="Droid Sans Mono" officeooo:rsid="000bd3d3"/>
    </style:style>
    <style:style style:name="T6" style:family="text">
      <style:text-properties style:font-name="Droid Sans Mono" officeooo:rsid="000d1f8b"/>
    </style:style>
    <style:style style:name="T7" style:family="text">
      <style:text-properties style:font-name="Droid Sans Mono" officeooo:rsid="000a5b0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d9f5" style:font-weight-asian="normal" style:font-weight-complex="normal"/>
    </style:style>
    <style:style style:name="T11" style:family="text">
      <style:text-properties fo:font-weight="normal" officeooo:rsid="000a1401" style:font-weight-asian="normal" style:font-weight-complex="normal"/>
    </style:style>
    <style:style style:name="T12" style:family="text">
      <style:text-properties officeooo:rsid="0007c599"/>
    </style:style>
    <style:style style:name="T13" style:family="text">
      <style:text-properties officeooo:rsid="00099e4f"/>
    </style:style>
    <style:style style:name="T14" style:family="text">
      <style:text-properties officeooo:rsid="000a1401"/>
    </style:style>
    <style:style style:name="T15" style:family="text">
      <style:text-properties officeooo:rsid="000a59d1"/>
    </style:style>
    <style:style style:name="T16" style:family="text">
      <style:text-properties officeooo:rsid="000a5b06"/>
    </style:style>
    <style:style style:name="T17" style:family="text">
      <style:text-properties officeooo:rsid="000bd3d3"/>
    </style:style>
    <style:style style:name="T18" style:family="text">
      <style:text-properties officeooo:rsid="000d1f8b"/>
    </style:style>
    <style:style style:name="T19" style:family="text">
      <style:text-properties officeooo:rsid="000fb0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1"/>
      <text:list xml:id="list6667195797823919134" text:style-name="L1">
        <text:list-item>
          <text:p text:style-name="P13">Comment fonctionne le programme ?</text:p>
        </text:list-item>
      </text:list>
      <text:p text:style-name="P3"><text:tab/></text:p>
      <text:p text:style-name="P4">Deux interfaces s'offrent à vous : une interface console et une interface graphique. Il suffit de vous rendre soit dans le <text:span text:style-name="T14">répertoire</text:span> <text:span text:style-name="T1">console</text:span> <text:span text:style-name="T14">s</text:span>oit dans le <text:span text:style-name="T14">répertoire</text:span> <text:span text:style-name="T1">graphique</text:span> avec la console. </text:p>
      <text:p text:style-name="P3"/>
      <text:list xml:id="list3108949340751158590" text:style-name="L2">
        <text:list-item>
          <text:p text:style-name="P14">Interface console :</text:p>
        </text:list-item>
      </text:list>
      <text:p text:style-name="P3"/>
      <text:p text:style-name="P4">Pour lancer le jeu en mode console, il faut faire les commandes qui suivent <text:span text:style-name="T13">dans le répertoire </text:span><text:span text:style-name="T2">console</text:span> :</text:p>
      <text:p text:style-name="P4"/>
      <text:p text:style-name="P4"><text:tab/><text:span text:style-name="T1">$</text:span> <text:span text:style-name="T1">make /*Crée l'exe main à lancer*/</text:span></text:p>
      <text:p text:style-name="P19"><text:tab/>$ ./main test.txt</text:p>
      <text:p text:style-name="P4"/>
      <text:p text:style-name="P5">Pour fonctionner, le <text:span text:style-name="T1">main</text:span> à <text:span text:style-name="T8">IMPERATIVEMENT </text:span><text:span text:style-name="T9">besoin d'une grille </text:span><text:span text:style-name="T10">qu'il pourra charger : la grille doit donc être créée avec une extrême rigueur. Un exemple de grille par défaut </text:span><text:span text:style-name="T11">(</text:span><text:span text:style-name="T3">test.txt)</text:span><text:span text:style-name="T10"> est fourni dans le </text:span><text:span text:style-name="T11">répertoire</text:span><text:span text:style-name="T10"> </text:span><text:span text:style-name="T4">console</text:span><text:span text:style-name="T10">. Libre à vous de la modifier selon les critères suivants :</text:span></text:p>
      <text:p text:style-name="P16"><text:tab/></text:p>
      <text:p text:style-name="P16"><text:tab/>0 : case libre ;</text:p>
      <text:p text:style-name="P16"><text:tab/>1 : Mur ;</text:p>
      <text:p text:style-name="P16"><text:tab/>2 : Objet augmentant les PV ;</text:p>
      <text:p text:style-name="P16"><text:tab/>3 : Objet augmentant l'attaque ;</text:p>
      <text:p text:style-name="P16"><text:tab/>4 : Objet augmentant la défense .</text:p>
      <text:p text:style-name="P5"/>
      <text:p text:style-name="P6">Les trois nombres de la première ligne du fichier de la grille sont respectivement : </text:p>
      <text:p text:style-name="P6"><text:tab/></text:p>
      <text:p text:style-name="P6"><text:tab/>-Le nombre de <text:span text:style-name="T12">lignes (la hauteur de la grille)</text:span></text:p>
      <text:p text:style-name="P7"><text:tab/>-<text:span text:style-name="T12">Le nombre de colonnes (la largeur de la grille)</text:span></text:p>
      <text:p text:style-name="P7"><text:tab/>-<text:span text:style-name="T12">L'effet de la salle sur le personnage</text:span></text:p>
      <text:p text:style-name="P7"><text:tab/><text:tab/><text:span text:style-name="T12">0 : salle neutre ;</text:span></text:p>
      <text:p text:style-name="P7"><text:tab/><text:tab/><text:span text:style-name="T12">1 : retire de la vie à chaque déplacement jusqu'à 0 ;</text:span></text:p>
      <text:p text:style-name="P7"><text:tab/><text:tab/><text:span text:style-name="T12">2 : augmente la vie à chaque déplacement jusqu'à la limite de <text:tab/><text:tab/>PV .</text:span></text:p>
      <text:p text:style-name="P9"/>
      <text:p text:style-name="P9">Une dernière chose : la grille doit contenir les bords de la salle.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3522395496038787888" text:style-name="L3">
        <text:list-item>
          <text:p text:style-name="P15">Interface graphique</text:p>
        </text:list-item>
      </text:list>
      <text:p text:style-name="P8"/>
      <text:p text:style-name="P9">L'interface graphique est accessible via le <text:span text:style-name="T16">répertoire</text:span> <text:span text:style-name="T1">graphique</text:span> de <text:span text:style-name="T1">tecdev.</text:span><text:span text:style-name="T15"> Après avoir vérifié que les prérequis sont présents (SDL + SDL_image), vous pourrez lancer l'interface graphique avec les commandes suivantes :</text:span></text:p>
      <text:p text:style-name="P9"/>
      <text:p text:style-name="P9"><text:tab/><text:span text:style-name="T7">$ make</text:span></text:p>
      <text:p text:style-name="P12"><text:tab/><text:span text:style-name="T16">$ ./main test.txt</text:span></text:p>
      <text:p text:style-name="P9"/>
      <text:p text:style-name="P17">Là encore, une grille rigoureusement créée est nécessaire au bon fonctionnement du programme (plus besoin de bordures dans la grille). </text:p>
      <text:p text:style-name="P10"/>
      <text:p text:style-name="P11">Attention néanmoins aux dimensions de la grille, qui doivent s'adapter au constantes de création de la fenêtre SDL (cases de 32X32). <text:s/></text:p>
      <text:p text:style-name="P10"/>
      <text:p text:style-name="P18">Ici en revanche la seule modification valable est celle du mur (1 : Mur).</text:p>
      <text:p text:style-name="P10"/>
      <text:p text:style-name="P10"><text:span text:style-name="T17">Vous pouvez recommencer en appuyant sur la touche </text:span><text:span text:style-name="T5">r </text:span><text:span text:style-name="T17">ou quitter en appuyant</text:span><text:span text:style-name="T5"> </text:span><text:span text:style-name="T17">sur</text:span><text:span text:style-name="T5"> q </text:span><text:span text:style-name="T17">ou</text:span><text:span text:style-name="T5"> es</text:span><text:span text:style-name="T6">c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19:01.514215281</meta:creation-date>
    <dc:date>2015-05-15T09:12:56.457955160</dc:date>
    <meta:editing-duration>PT57M53S</meta:editing-duration>
    <meta:editing-cycles>19</meta:editing-cycles>
    <meta:generator>LibreOffice/4.2.7.2$Linux_x86 LibreOffice_project/420m0$Build-2</meta:generator>
    <meta:document-statistic meta:table-count="0" meta:image-count="0" meta:object-count="0" meta:page-count="2" meta:paragraph-count="32" meta:word-count="342" meta:character-count="1946" meta:non-whitespace-character-count="1608"/>
  </office:meta>
</office:document-meta>
</file>